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2.661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2.445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&quot;Implemented&quot;;&quot;Not implemented&quot;;&quot;Not needed&quot;;&quot;Problem&quot;)" table:allow-empty-cell="true" table:display-list="unsorted" table:base-cell-address="Sheet1.D1"/>
        <table:content-validation table:name="val2" table:condition="of:cell-content-is-in-list(&quot;Parsed&quot;;&quot;Not Parsed&quot;)" table:allow-empty-cell="true" table:display-list="unsorted" table:base-cell-address="Sheet1.D2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arameters</text:p>
          </table:table-cell>
          <table:table-cell office:value-type="string">
            <text:p>Parameter-description</text:p>
          </table:table-cell>
          <table:table-cell table:content-validation-name="val1" office:value-type="string">
            <text:p>Parsing</text:p>
          </table:table-cell>
          <table:table-cell table:content-validation-name="val1" office:value-type="string">
            <text:p>Code Generation</text:p>
          </table:table-cell>
          <table:table-cell office:value-type="string">
            <text:p>misc.</text:p>
          </table:table-cell>
        </table:table-row>
        <table:table-row table:style-name="ro1">
          <table:table-cell office:value-type="string">
            <text:p>Bright</text:p>
          </table:table-cell>
          <table:table-cell office:value-type="string">
            <text:p>&lt;I&gt;</text:p>
          </table:table-cell>
          <table:table-cell office:value-type="string">
            <text:p>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LEAR</text:p>
          </table:table-cell>
          <table:table-cell office:value-type="string">
            <text:p>[&lt;I&gt;,&lt;J&gt;]</text:p>
          </table:table-cell>
          <table:table-cell office:value-type="string">
            <text:p>int, 0&lt;=j&lt;32768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CLOAD</text:p>
          </table:table-cell>
          <table:table-cell office:value-type="string">
            <text:p>[&lt;”Dateiname”&gt;][,&lt;I&gt; ]</text:p>
            <text:p>&lt;”filename”&gt; &lt;String var-name&gt;</text:p>
          </table:table-cell>
          <table:table-cell office:value-type="string">
            <text:p>String,integer</text:p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 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A</text:p>
          </table:table-cell>
          <table:table-cell office:value-type="string">
            <text:p>[&lt;”filename”&gt;]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LOAD?</text:p>
          </table:table-cell>
          <table:table-cell office:value-type="string">
            <text:p>[&lt;”filename”&gt;]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1">
          <table:table-cell office:value-type="string">
            <text:p>CONT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X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URSORY</text:p>
          </table:table-cell>
          <table:table-cell office:value-type="string">
            <text:p>&lt;I&gt;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</text:p>
          </table:table-cell>
          <table:table-cell office:value-type="string">
            <text:p>&lt;”filename”&gt;[,&lt;I&gt;]</text:p>
          </table:table-cell>
          <table:table-cell office:value-type="string">
            <text:p>string, numb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M</text:p>
          </table:table-cell>
          <table:table-cell office:value-type="string">
            <text:p>&lt;”filename”&gt;,&lt;S&gt;,&lt;T&gt;[,&lt;I&gt;]</text:p>
          </table:table-cell>
          <table:table-cell office:value-type="string">
            <text:p>string, address(hex?),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S</text:p>
          </table:table-cell>
          <table:table-cell office:value-type="string">
            <text:p>&lt;”filename”&gt;</text:p>
          </table:table-cell>
          <table:table-cell office:value-type="string">
            <text:p>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*</text:p>
          </table:table-cell>
          <table:table-cell office:value-type="string">
            <text:p>&lt;”filename”&gt; &lt;array-name&gt;</text:p>
          </table:table-cell>
          <table:table-cell office:value-type="string">
            <text:p>string,string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CSAVEX</text:p>
          </table:table-cell>
          <table:table-cell office:value-type="string">
            <text:p>&lt;”filename”&gt; &lt;string Variablen-name&gt;</text:p>
          </table:table-cell>
          <table:table-cell office:value-type="string">
            <text:p>string,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ELIM</text:p>
          </table:table-cell>
          <table:table-cell office:value-type="string">
            <text:p>&lt;I,J,K&gt;</text:p>
          </table:table-cell>
          <table:table-cell office:value-type="string">
            <text:p>0&lt;=x&lt;=7,0&lt;=x&lt;=7, 0&lt;=x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M</text:p>
          </table:table-cell>
          <table:table-cell office:value-type="string">
            <text:p>(&lt;arraysize&gt;) (probably)</text:p>
          </table:table-cell>
          <table:table-cell office:value-type="string">
            <text:p>integer 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DISPLAY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FOR... NEXT &lt;VARIABLE&gt;</text:p>
          </table:table-cell>
          <table:table-cell office:value-type="string">
            <text:p>&lt;variable&gt;=integer TO integer </text:p>
            <text:p>[STEP integer], &lt;variable&gt;</text:p>
          </table:table-cell>
          <table:table-cell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GOSUB </text:p>
            <text:p>… RETURN</text:p>
          </table:table-cell>
          <table:table-cell office:value-type="string">
            <text:p>&lt;linenumber&gt;</text:p>
            <text:p/>
          </table:table-cell>
          <table:table-cell office:value-type="string">
            <text:p>integer</text:p>
            <text:p/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OTO</text:p>
          </table:table-cell>
          <table:table-cell office:value-type="string">
            <text:p>&lt;linenumber&gt; 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&lt;I,J,K&gt;</text:p>
          </table:table-cell>
          <table:table-cell office:value-type="string">
            <text:p>0&lt;=x&lt;=7,0&lt;=x&lt;=7, 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2">
          <table:table-cell office:value-type="string">
            <text:p>IF</text:p>
            <text:p>IF</text:p>
          </table:table-cell>
          <table:table-cell office:value-type="string">
            <text:p>(&lt;expression&gt;) THEN &lt;expression&gt;</text:p>
            <text:p>(&lt;expression&gt;) GOTO &lt;linenumber&gt;</text:p>
          </table:table-cell>
          <table:table-cell office:value-type="string">
            <text:p/>
            <text:p>Expr, integer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still needs testing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&lt;I&gt;</text:p>
          </table:table-cell>
          <table:table-cell office:value-type="string">
            <text:p>0&lt;=x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INPUT</text:p>
          </table:table-cell>
          <table:table-cell office:value-type="string">
            <text:p>[&lt;”question text lol wut”&gt;]; &lt;variable list&gt;</text:p>
          </table:table-cell>
          <table:table-cell office:value-type="string">
            <text:p>string, string(variable name)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[LET] (let is optional)</text:p>
          </table:table-cell>
          <table:table-cell office:value-type="string">
            <text:p>&lt;variable&gt;=&lt;expression&gt;</text:p>
          </table:table-cell>
          <table:table-cell office:value-type="string">
            <text:p>string(variable name), exp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NE</text:p>
          </table:table-cell>
          <table:table-cell office:value-type="string">
            <text:p>&lt;I,J&gt;</text:p>
          </table:table-cell>
          <table:table-cell office:value-type="string">
            <text:p>0&lt;=I&lt;J&lt;=23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LIST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NEW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ON</text:p>
          </table:table-cell>
          <table:table-cell office:value-type="string">
            <text:p>&lt;expression&gt; GOTO &lt;I,J,K,...,N&gt;</text:p>
          </table:table-cell>
          <table:table-cell office:value-type="string">
            <text:p>integer result,integer...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PAG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fixating the picture on the screen </text:p>
          </table:table-cell>
        </table:table-row>
        <table:table-row table:style-name="ro1">
          <table:table-cell office:value-type="string">
            <text:p>POKE</text:p>
          </table:table-cell>
          <table:table-cell office:value-type="string">
            <text:p>&lt;I,J&gt;</text:p>
          </table:table-cell>
          <table:table-cell office:value-type="string">
            <text:p>integer,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needed</text:p>
          </table:table-cell>
          <table:table-cell/>
        </table:table-row>
        <table:table-row table:style-name="ro2">
          <table:table-cell office:value-type="string">
            <text:p>PRINT</text:p>
          </table:table-cell>
          <table:table-cell office:value-type="string">
            <text:p>[&lt;text&gt;]</text:p>
          </table:table-cell>
          <table:table-cell office:value-type="string">
            <text:p>string/ several strings (delimited by a space)</text:p>
            <text:p>/expressions, lists …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 office:value-type="string">
            <text:p>Alternative: “?” As print command</text:p>
            <text:p>Parameter can also be an expression</text:p>
          </table:table-cell>
        </table:table-row>
        <table:table-row table:style-name="ro2">
          <table:table-cell office:value-type="string">
            <text:p>READ</text:p>
            <text:p>… DATA</text:p>
          </table:table-cell>
          <table:table-cell office:value-type="string">
            <text:p>&lt;list of variables&gt;</text:p>
            <text:p>&lt;list of data&gt;</text:p>
          </table:table-cell>
          <table:table-cell office:value-type="string">
            <text:p>string variable, …,string variable</text:p>
            <text:p>String/integer,...., string/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&lt;string&gt;</text:p>
          </table:table-cell>
          <table:table-cell office:value-type="string">
            <text:p>string representing a comment</text:p>
          </table:table-cell>
          <table:table-cell table:content-validation-name="val2" office:value-type="string">
            <text:p>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ESTORE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[&lt;linenumber&gt;]</text:p>
          </table:table-cell>
          <table:table-cell office:value-type="string">
            <text:p>integer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EEN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CROLL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&lt;I&gt;</text:p>
          </table:table-cell>
          <table:table-cell office:value-type="string">
            <text:p>0&lt;=I&lt;=7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P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STORE</text:p>
          </table:table-cell>
          <table:table-cell table:number-columns-repeated="2"/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>
          <table:table-cell office:value-type="string">
            <text:p>TX</text:p>
          </table:table-cell>
          <table:table-cell office:value-type="string">
            <text:p>&lt;I,J,K&gt;</text:p>
          </table:table-cell>
          <table:table-cell office:value-type="string">
            <text:p>0&lt;=I&lt;=7, 0&lt;=J&lt;=7, 0/1</text:p>
          </table:table-cell>
          <table:table-cell table:content-validation-name="val2" office:value-type="string">
            <text:p>Not Parsed</text:p>
          </table:table-cell>
          <table:table-cell table:content-validation-name="val1" office:value-type="string">
            <text:p>Not implemented</text:p>
          </table:table-cell>
          <table:table-cell/>
        </table:table-row>
        <table:table-row table:style-name="ro1" table:number-rows-repeated="1048530">
          <table:table-cell table:number-columns-repeated="3"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7">05/27/2011</text:date>, <text:time>23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6:04:53</meta:creation-date>
    <meta:editing-duration>PT8H15M39S</meta:editing-duration>
    <meta:editing-cycles>8</meta:editing-cycles>
    <meta:generator>LibreOffice/3.3$Unix LibreOffice_project/330m19$Build-6</meta:generator>
    <dc:date>2011-05-27T23:20:11</dc:date>
    <meta:document-statistic meta:table-count="3" meta:cell-count="208" meta:object-count="0"/>
  </office:meta>
</office:document-meta>
</file>